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34e7" officeooo:paragraph-rsid="001234e7"/>
    </style:style>
    <style:style style:name="P2" style:family="paragraph" style:parent-style-name="Standard">
      <style:text-properties officeooo:rsid="00123f9b" officeooo:paragraph-rsid="00123f9b"/>
    </style:style>
    <style:style style:name="P3" style:family="paragraph" style:parent-style-name="Standard">
      <style:text-properties officeooo:rsid="00123f9b" officeooo:paragraph-rsid="00130180"/>
    </style:style>
    <style:style style:name="P4" style:family="paragraph" style:parent-style-name="Standard">
      <style:text-properties officeooo:rsid="00130180" officeooo:paragraph-rsid="00130180"/>
    </style:style>
    <style:style style:name="P5" style:family="paragraph" style:parent-style-name="Standard">
      <style:text-properties officeooo:rsid="0013d78f" officeooo:paragraph-rsid="0013d78f"/>
    </style:style>
    <style:style style:name="P6" style:family="paragraph" style:parent-style-name="Standard">
      <style:text-properties officeooo:rsid="00141489" officeooo:paragraph-rsid="00141489"/>
    </style:style>
    <style:style style:name="P7" style:family="paragraph" style:parent-style-name="Standard">
      <style:text-properties officeooo:rsid="0015e76c" officeooo:paragraph-rsid="0015e76c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41489" officeooo:paragraph-rsid="00141489" style:font-weight-asian="bold" style:font-weight-complex="bold"/>
    </style:style>
    <style:style style:name="T1" style:family="text">
      <style:text-properties officeooo:rsid="001234e7"/>
    </style:style>
    <style:style style:name="T2" style:family="text">
      <style:text-properties officeooo:rsid="00123f9b"/>
    </style:style>
    <style:style style:name="T3" style:family="text">
      <style:text-properties officeooo:rsid="001301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<text:span text:style-name="T5">Exercice 1</text:span> </text:p>
      <text:p text:style-name="Standard"/>
      <text:p text:style-name="Standard"/>
      <text:p text:style-name="Standard"><text:span text:style-name="T1">0 - <text:s/></text:span>Pwd</text:p>
      <text:p text:style-name="Standard"><text:s text:c="5"/>mkdir unix</text:p>
      <text:p text:style-name="Standard"><text:s text:c="5"/>ls</text:p>
      <text:p text:style-name="P1">1- cd unix</text:p>
      <text:p text:style-name="P1"><text:s text:c="5"/>touch foo.txt</text:p>
      <text:p text:style-name="P1"><text:s text:c="5"/>ls</text:p>
      <text:p text:style-name="P1"><text:s text:c="5"/>cp foo.txt foo-copy.txt</text:p>
      <text:p text:style-name="P1"><text:s text:c="5"/>ls</text:p>
      <text:p text:style-name="P1">mv foo-copy.txt foo2.txt</text:p>
      <text:p text:style-name="P1">ls</text:p>
      <text:p text:style-name="P1">mkdir data</text:p>
      <text:p text:style-name="P1">ls</text:p>
      <text:p text:style-name="P1">mv foo2.txt data</text:p>
      <text:p text:style-name="P1">ls</text:p>
      <text:p text:style-name="P1">cd ..</text:p>
      <text:p text:style-name="P1">mkdir new</text:p>
      <text:p text:style-name="P1">ls</text:p>
      <text:p text:style-name="P1"/>
      <text:p text:style-name="P1"><text:span text:style-name="T2">e - </text:span>pwd</text:p>
      <text:p text:style-name="P1"><text:s text:c="5"/>cd..</text:p>
      <text:p text:style-name="P1"><text:s text:c="5"/>cd data</text:p>
      <text:p text:style-name="P1"><text:s text:c="5"/>pwd</text:p>
      <text:p text:style-name="P1"><text:s text:c="5"/>cd..</text:p>
      <text:p text:style-name="P1"><text:s text:c="5"/>mv /home/student-asn-36/unix/data/foo2.txt <text:s text:c="2"/>/home/student-asn-36/unix/new</text:p>
      <text:p text:style-name="P1"><text:s text:c="5"/>ls</text:p>
      <text:p text:style-name="P2"><text:s text:c="3"/>f- <text:s/>cd new</text:p>
      <text:p text:style-name="P2"><text:s text:c="8"/>ls</text:p>
      <text:p text:style-name="P3"><text:s text:c="3"/><text:span text:style-name="T3">mv</text:span> <text:s/>/home/student-asn-36/unix/new/foo2.txt <text:s/>/home/student-asn-36/unix</text:p>
      <text:p text:style-name="P3"><text:s text:c="5"/>~/unix/new$ ls</text:p>
      <text:p text:style-name="P2"><text:s text:c="5"/>~/unix/new$ cd ..</text:p>
      <text:p text:style-name="P2"><text:s text:c="7"/>~/unix$ ls</text:p>
      <text:p text:style-name="P2"/>
      <text:p text:style-name="P2"><text:tab/>~/unix$ mv foo2.txt foo-old.txt</text:p>
      <text:p text:style-name="P4"><text:tab/><text:tab/> <text:s/>ls</text:p>
      <text:p text:style-name="P4">g - ~/unix$ rm foo-old.txt</text:p>
      <text:p text:style-name="P4"><text:s text:c="6"/>~/unix$ ls</text:p>
      <text:p text:style-name="P4"/>
      <text:p text:style-name="P4">h - ~/unix$ rmdir new</text:p>
      <text:p text:style-name="P4"><text:s text:c="6"/>~/unix$ l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Exercice2</text:p>
      <text:p text:style-name="P6"/>
      <text:p text:style-name="P6">a- With the option ls -a</text:p>
      <text:p text:style-name="P6"><text:s text:c="3"/><text:tab/>The files and folders that are not seen <text:s/>with <text:s/>only ls</text:p>
      <text:p text:style-name="P6">. <text:s text:c="13"/>.cache <text:s text:c="11"/>.gnupg <text:s text:c="8"/>.pki <text:s text:c="2"/>.. <text:s text:c="12"/>.config <text:s text:c="10"/>.ICEauthority <text:s/>.profile .adobe <text:s text:c="2"/>.zoom <text:s text:c="2"/>.bash_history <text:s/>.local <text:s/>.ssh <text:s/>.RData <text:s text:c="11"/>.sudo_as_admin_successful .gitconfig </text:p>
      <text:p text:style-name="P6">.bashrc <text:s text:c="7"/>.git <text:s text:c="13"/>.mozilla <text:s text:c="6"/>.Rhistory .rstudio-desktop <text:s/>.thunderbird</text:p>
      <text:p text:style-name="P6"/>
      <text:p text:style-name="P6"/>
      <text:p text:style-name="P6"/>
      <text:p text:style-name="P7">b – ls -R</text:p>
      <text:p text:style-name="P7"/>
      <text:p text:style-name="P7"/>
      <text:p text:style-name="P7">c- <text:s/>wc <text:s text:c="5"/>print newline, word, and byte counts for each file</text:p>
      <text:p text:style-name="P7"/>
      <text:p text:style-name="P7">d- <text:s text:c="2"/>wc -l  :--lines</text:p>
      <text:p text:style-name="P7"><text:s text:c="14"/>print the newline cou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00:55:03.034656935</meta:creation-date>
    <dc:date>2021-12-17T03:23:09.463042489</dc:date>
    <meta:editing-duration>PT5M55S</meta:editing-duration>
    <meta:editing-cycles>1</meta:editing-cycles>
    <meta:document-statistic meta:table-count="0" meta:image-count="0" meta:object-count="0" meta:page-count="2" meta:paragraph-count="46" meta:word-count="142" meta:character-count="1105" meta:non-whitespace-character-count="762"/>
    <meta:generator>LibreOffice/6.0.7.3$Linux_X86_64 LibreOffice_project/00m0$Build-3</meta:generator>
  </office:meta>
</office:document-meta>
</file>